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thod</text:p>
          </table:table-cell>
          <table:table-cell table:style-name="ce1" office:value-type="string" calcext:value-type="string">
            <text:p>10000 Evaluations</text:p>
          </table:table-cell>
          <table:table-cell office:value-type="string" calcext:value-type="string">
            <text:p>1500 evaluations</text:p>
          </table:table-cell>
          <table:table-cell table:style-name="ce1" office:value-type="string" calcext:value-type="string">
            <text:p>Method</text:p>
          </table:table-cell>
          <table:table-cell office:value-type="string" calcext:value-type="string">
            <text:p>10 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Es</text:p>
          </table:table-cell>
          <table:table-cell office:value-type="float" office:value="0.760929387879104" calcext:value-type="float">
            <text:p>0.76</text:p>
          </table:table-cell>
          <table:table-cell table:style-name="ce2" office:value-type="float" office:value="0.439749522416963" calcext:value-type="float">
            <text:p>0.44</text:p>
          </table:table-cell>
          <table:table-cell table:style-name="ce1" office:value-type="string" calcext:value-type="string">
            <text:p>EBEs</text:p>
          </table:table-cell>
          <table:table-cell table:style-name="ce2" office:value-type="float" office:value="0.51" calcext:value-type="float">
            <text:p>0.51</text:p>
          </table:table-cell>
          <table:table-cell office:value-type="string" calcext:value-type="string">
            <text:p>compared to 10000 evaluations</text:p>
          </table:table-cell>
          <table:table-cell/>
        </table:table-row>
        <table:table-row table:style-name="ro1">
          <table:table-cell office:value-type="string" calcext:value-type="string">
            <text:p>EBEs_SM1_LR</text:p>
          </table:table-cell>
          <table:table-cell office:value-type="float" office:value="0.579334660941738" calcext:value-type="float">
            <text:p>0.58</text:p>
          </table:table-cell>
          <table:table-cell/>
          <table:table-cell table:style-name="ce1" office:value-type="string" calcext:value-type="string">
            <text:p>EBEs_SM1_LR</text:p>
          </table:table-cell>
          <table:table-cell table:style-name="ce2" office:value-type="float" office:value="0.9" calcext:value-type="float">
            <text:p>0.90</text:p>
          </table:table-cell>
          <table:table-cell office:value-type="string" calcext:value-type="string">
            <text:p>compared to problem with 10 minutes</text:p>
          </table:table-cell>
          <table:table-cell/>
        </table:table-row>
        <table:table-row table:style-name="ro1">
          <table:table-cell office:value-type="string" calcext:value-type="string">
            <text:p>EBEs_SM1_MLP</text:p>
          </table:table-cell>
          <table:table-cell office:value-type="float" office:value="0.423798490585068" calcext:value-type="float">
            <text:p>0.42</text:p>
          </table:table-cell>
          <table:table-cell/>
          <table:table-cell table:style-name="ce1" office:value-type="string" calcext:value-type="string">
            <text:p>EBEs_SM1_MLP</text:p>
          </table:table-cell>
          <table:table-cell table:style-name="ce2"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Es_SM2</text:p>
          </table:table-cell>
          <table:table-cell office:value-type="float" office:value="0.533658847496709" calcext:value-type="float">
            <text:p>0.53</text:p>
          </table:table-cell>
          <table:table-cell/>
          <table:table-cell table:style-name="ce1" office:value-type="string" calcext:value-type="string">
            <text:p>EBEs_SM2</text:p>
          </table:table-cell>
          <table:table-cell table:style-name="ce2"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Es_SM2New</text:p>
          </table:table-cell>
          <table:table-cell office:value-type="float" office:value="0.476688667188802" calcext:value-type="float">
            <text:p>0.48</text:p>
          </table:table-cell>
          <table:table-cell/>
          <table:table-cell table:style-name="ce1" office:value-type="string" calcext:value-type="string">
            <text:p>EBEs_SM3.1</text:p>
          </table:table-cell>
          <table:table-cell table:style-name="ce2"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Es_SM3</text:p>
          </table:table-cell>
          <table:table-cell table:style-name="ce1" table:number-columns-repeated="2"/>
          <table:table-cell table:style-name="ce1" office:value-type="string" calcext:value-type="string">
            <text:p>EBEs_SM3.2</text:p>
          </table:table-cell>
          <table:table-cell table:style-name="ce2" office:value-type="float" office:value="0.74" calcext:value-type="float">
            <text:p>0.74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NSGAIIDominance</text:p>
          </table:table-cell>
          <table:table-cell office:value-type="float" office:value="0.59051179323118" calcext:value-type="float">
            <text:p>0.59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BEsSurrogate</text:p>
          </table:table-cell>
          <table:table-cell office:value-type="float" office:value="0.486307676282622" calcext:value-type="float">
            <text:p>0.49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BEsSurrogate_SM1_LR</text:p>
          </table:table-cell>
          <table:table-cell office:value-type="float" office:value="0.410197449432062" calcext:value-type="float">
            <text:p>0.41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BEsSurrogate_SM1_MLP</text:p>
          </table:table-cell>
          <table:table-cell office:value-type="float" office:value="0.440261060545019" calcext:value-type="float">
            <text:p>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EsSurrogate_SM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SM .. Surrogate Method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LR .. Linear Regression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LP .. Multilayer Perceptron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19:20:08.332027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4-02T22:05:55.718513857</meta:creation-date>
    <dc:date>2015-06-17T19:22:44.821448724</dc:date>
    <dc:creator>Matti </dc:creator>
    <meta:editing-duration>PT8H46M52S</meta:editing-duration>
    <meta:editing-cycles>36</meta:editing-cycles>
    <meta:generator>LibreOffice/4.2.6.3$Linux_X86_64 LibreOffice_project/420m0$Build-3</meta:generator>
    <meta:document-statistic meta:table-count="1" meta:cell-count="43" meta:object-count="0"/>
  </office:meta>
</office:document-meta>
</file>